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8pt" officeooo:rsid="000100d5" officeooo:paragraph-rsid="000100d5" style:font-size-asian="15.75pt" style:font-size-complex="18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.499cm" style:auto-text-indent="false" style:page-number="auto" fo:background-color="transparent"/>
      <style:text-properties fo:font-size="14pt" officeooo:rsid="000100d5" officeooo:paragraph-rsid="000100d5" style:font-size-asian="12.25pt" style:font-size-complex="14pt"/>
    </style:style>
    <style:style style:name="P3" style:family="paragraph">
      <loext:graphic-properties draw:fill-color="#ed1c24"/>
    </style:style>
    <style:style style:name="P4" style:family="paragraph">
      <style:paragraph-properties fo:text-align="center"/>
    </style:style>
    <style:style style:name="T1" style:family="text">
      <style:text-properties style:font-name="DejaVu Sans"/>
    </style:style>
    <style:style style:name="gr1" style:family="graphic">
      <style:graphic-properties draw:textarea-horizontal-align="justify" draw:textarea-vertical-align="middle" draw:auto-grow-height="false" fo:min-height="1.178cm" fo:min-width="8.1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178cm" fo:min-width="8.4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178cm" fo:min-width="6.0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1.178cm" fo:min-width="8.61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3465a4" draw:fill-color="#ed1c24" draw:textarea-horizontal-align="justify" draw:textarea-vertical-align="middle" draw:auto-grow-height="false" fo:min-height="1.178cm" fo:min-width="8.99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3465a4" draw:fill-color="#ed1c24" draw:textarea-horizontal-align="justify" draw:textarea-vertical-align="middle" draw:auto-grow-height="false" fo:min-height="1.178cm" fo:min-width="8.9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3465a4" draw:fill-color="#ed1c24" draw:textarea-horizontal-align="justify" draw:textarea-vertical-align="middle" draw:auto-grow-height="false" fo:min-height="1.178cm" fo:min-width="7.0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178cm" fo:min-width="6.1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178cm" fo:min-width="11.6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fo:min-height="1.178cm" fo:min-width="7.1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3465a4" draw:fill-color="#ed1c24" draw:textarea-horizontal-align="justify" draw:textarea-vertical-align="middle" draw:auto-grow-height="false" fo:min-height="1.178cm" fo:min-width="8.3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CI/CD dla wire-desktop</text:p>
      <text:p text:style-name="P1"/>
      <text:p text:style-name="P1"/>
      <text:p text:style-name="P2"><draw:custom-shape text:anchor-type="paragraph" draw:z-index="0" draw:name="Kształt1" draw:style-name="gr1" svg:width="8.173cm" svg:height="1.179cm" svg:x="0.665cm" svg:y="0.101cm"><text:p>Wprowadzenie zmian na branch master/main</text:p><draw:enhanced-geometry svg:viewBox="0 0 21600 21600" draw:type="rectangle" draw:enhanced-path="M 0 0 L 21600 0 21600 21600 0 21600 0 0 Z N"/></draw:custom-shape><draw:custom-shape text:anchor-type="paragraph" draw:z-index="1" draw:name="Kształt1" draw:style-name="gr2" svg:width="8.496cm" svg:height="1.179cm" svg:x="0.667cm" svg:y="1.746cm"><text:p>Wykrycie zmian na repozytorium przez Jenkinsa</text:p><draw:enhanced-geometry svg:viewBox="0 0 21600 21600" draw:type="rectangle" draw:enhanced-path="M 0 0 L 21600 0 21600 21600 0 21600 0 0 Z N"/></draw:custom-shape><draw:custom-shape text:anchor-type="paragraph" draw:z-index="2" draw:name="Kształt1" draw:style-name="gr3" svg:width="6.028cm" svg:height="1.179cm" svg:x="0.665cm" svg:y="3.628cm"><text:p>Rozpoczęcie zbudowania aplikacji </text:p><text:p>(yarn build:linux)</text:p><draw:enhanced-geometry svg:viewBox="0 0 21600 21600" draw:type="rectangle" draw:enhanced-path="M 0 0 L 21600 0 21600 21600 0 21600 0 0 Z N"/></draw:custom-shape><draw:custom-shape text:anchor-type="paragraph" draw:z-index="3" draw:name="Kształt1" draw:style-name="gr4" svg:width="8.614cm" svg:height="1.179cm" svg:x="0.665cm" svg:y="7.332cm"><text:p>Przeniesienie na testowe środowisko produkcyjne</text:p><draw:enhanced-geometry svg:viewBox="0 0 21600 21600" draw:type="rectangle" draw:enhanced-path="M 0 0 L 21600 0 21600 21600 0 21600 0 0 Z N"/></draw:custom-shape><draw:custom-shape text:anchor-type="paragraph" draw:z-index="4" draw:name="Kształt1" draw:style-name="gr5" draw:text-style-name="P3" svg:width="8.997cm" svg:height="1.179cm" svg:x="7.897cm" svg:y="3.57cm"><text:p>Build nie przeszedł – wysłanie maila, wiadomości </text:p><text:p>Zwrócenie informacji do logów</text:p><draw:enhanced-geometry svg:viewBox="0 0 21600 21600" draw:type="rectangle" draw:enhanced-path="M 0 0 L 21600 0 21600 21600 0 21600 0 0 Z N"/></draw:custom-shape><draw:custom-shape text:anchor-type="paragraph" draw:z-index="5" draw:name="Kształt1" draw:style-name="gr3" svg:width="6.028cm" svg:height="1.179cm" svg:x="0.665cm" svg:y="5.48cm"><text:p>Rozpoczęcie testów jednostkowych</text:p><text:p>(yarn test)</text:p><draw:enhanced-geometry svg:viewBox="0 0 21600 21600" draw:type="rectangle" draw:enhanced-path="M 0 0 L 21600 0 21600 21600 0 21600 0 0 Z N"/></draw:custom-shape><draw:custom-shape text:anchor-type="paragraph" draw:z-index="6" draw:name="Kształt1" draw:style-name="gr6" draw:text-style-name="P3" svg:width="8.937cm" svg:height="1.179cm" svg:x="7.927cm" svg:y="5.422cm"><text:p>Testy nie przeszły – wysłanie maila, wiadomości </text:p><text:p>Zwrócenie informacji do logów</text:p><draw:enhanced-geometry svg:viewBox="0 0 21600 21600" draw:type="rectangle" draw:enhanced-path="M 0 0 L 21600 0 21600 21600 0 21600 0 0 Z N"/></draw:custom-shape><draw:custom-shape text:anchor-type="paragraph" draw:z-index="7" draw:name="Kształt1" draw:style-name="gr7" draw:text-style-name="P3" svg:width="7.026cm" svg:height="1.179cm" svg:x="9.837cm" svg:y="7.304cm"><text:p>Błąd przy przeniesieniu – krytyczny błąd</text:p><draw:enhanced-geometry svg:viewBox="0 0 21600 21600" draw:type="rectangle" draw:enhanced-path="M 0 0 L 21600 0 21600 21600 0 21600 0 0 Z N"/></draw:custom-shape><draw:custom-shape text:anchor-type="paragraph" draw:z-index="8" draw:name="Kształt1" draw:style-name="gr8" svg:width="6.114cm" svg:height="1.179cm" svg:x="0.695cm" svg:y="9.331cm"><text:p>Rozpoczęcie testów integracyjnych</text:p><text:p>(yarn test_int)</text:p><draw:enhanced-geometry svg:viewBox="0 0 21600 21600" draw:type="rectangle" draw:enhanced-path="M 0 0 L 21600 0 21600 21600 0 21600 0 0 Z N"/></draw:custom-shape><draw:custom-shape text:anchor-type="paragraph" draw:z-index="9" draw:name="Kształt1" draw:style-name="gr6" draw:text-style-name="P3" svg:width="8.937cm" svg:height="1.179cm" svg:x="7.899cm" svg:y="9.331cm"><text:p>Testy nie przeszły – wysłanie maila, wiadomości </text:p><text:p>Zwrócenie informacji do logów</text:p><draw:enhanced-geometry svg:viewBox="0 0 21600 21600" draw:type="rectangle" draw:enhanced-path="M 0 0 L 21600 0 21600 21600 0 21600 0 0 Z N"/></draw:custom-shape><draw:custom-shape text:anchor-type="paragraph" draw:z-index="10" draw:name="Kształt1" draw:style-name="gr4" svg:width="8.614cm" svg:height="1.179cm" svg:x="0.665cm" svg:y="7.332cm"><text:p>Przeniesienie na testowe środowisko produkcyjne </text:p><text:p>(git clone/pull w dockerze)</text:p><draw:enhanced-geometry svg:viewBox="0 0 21600 21600" draw:type="rectangle" draw:enhanced-path="M 0 0 L 21600 0 21600 21600 0 21600 0 0 Z N"/></draw:custom-shape><draw:custom-shape text:anchor-type="paragraph" draw:z-index="11" draw:name="Kształt1" draw:style-name="gr4" svg:width="8.614cm" svg:height="1.179cm" svg:x="0.667cm" svg:y="12.566cm"><text:p>Przeniesienie na środowisko produkcyjne</text:p><draw:enhanced-geometry svg:viewBox="0 0 21600 21600" draw:type="rectangle" draw:enhanced-path="M 0 0 L 21600 0 21600 21600 0 21600 0 0 Z N"/></draw:custom-shape><draw:custom-shape text:anchor-type="paragraph" draw:z-index="12" draw:name="Kształt1" draw:style-name="gr7" draw:text-style-name="P3" svg:width="7.026cm" svg:height="1.179cm" svg:x="9.839cm" svg:y="12.538cm"><text:p>Błąd przy przeniesieniu – krytyczny błąd</text:p><draw:enhanced-geometry svg:viewBox="0 0 21600 21600" draw:type="rectangle" draw:enhanced-path="M 0 0 L 21600 0 21600 21600 0 21600 0 0 Z N"/></draw:custom-shape><draw:custom-shape text:anchor-type="paragraph" draw:z-index="13" draw:name="Kształt1" draw:style-name="gr9" svg:width="11.672cm" svg:height="1.179cm" svg:x="0.665cm" svg:y="10.977cm"><text:p>Przygotowanie artefaktów produkcyjnych: kompilacja wersji release</text:p><text:p>(yarn build:linux release)</text:p><draw:enhanced-geometry svg:viewBox="0 0 21600 21600" draw:type="rectangle" draw:enhanced-path="M 0 0 L 21600 0 21600 21600 0 21600 0 0 Z N"/></draw:custom-shape><draw:custom-shape text:anchor-type="paragraph" draw:z-index="14" draw:name="Kształt1" draw:style-name="gr10" svg:width="7.175cm" svg:height="1.179cm" svg:x="0.665cm" svg:y="14.21cm"><text:p>Uruchomienie nowej wersji aplikacji </text:p><draw:enhanced-geometry svg:viewBox="0 0 21600 21600" draw:type="rectangle" draw:enhanced-path="M 0 0 L 21600 0 21600 21600 0 21600 0 0 Z N"/></draw:custom-shape><draw:custom-shape text:anchor-type="paragraph" draw:z-index="15" draw:name="Kształt1" draw:style-name="gr11" draw:text-style-name="P3" svg:width="8.323cm" svg:height="1.179cm" svg:x="8.573cm" svg:y="14.242cm"><text:p>Błąd przy uruchomieniu – wysłanie maila, </text:p><text:p>wiadomości, zwrócenie informacji do logów</text:p><draw:enhanced-geometry svg:viewBox="0 0 21600 21600" draw:type="rectangle" draw:enhanced-path="M 0 0 L 21600 0 21600 21600 0 21600 0 0 Z N"/></draw:custom-shape><draw:line text:anchor-type="paragraph" draw:z-index="16" draw:name="Kształt2" draw:style-name="gr12" draw:text-style-name="P4" svg:x1="4.868cm" svg:y1="1.078cm" svg:x2="4.868cm" svg:y2="1.96cm"><text:p/></draw:line><draw:line text:anchor-type="paragraph" draw:z-index="17" draw:name="Kształt3" draw:style-name="gr12" draw:text-style-name="P4" svg:x1="4.84cm" svg:y1="2.783cm" svg:x2="4.84cm" svg:y2="3.628cm"><text:p/></draw:line><draw:line text:anchor-type="paragraph" draw:z-index="18" draw:name="Kształt4" draw:style-name="gr12" draw:text-style-name="P4" svg:x1="4.868cm" svg:y1="4.636cm" svg:x2="4.868cm" svg:y2="5.664cm"><text:p/></draw:line><draw:line text:anchor-type="paragraph" draw:z-index="19" draw:name="Kształt5" draw:style-name="gr12" draw:text-style-name="P4" svg:x1="4.957cm" svg:y1="6.659cm" svg:x2="4.957cm" svg:y2="7.488cm"><text:p/></draw:line><draw:line text:anchor-type="paragraph" draw:z-index="20" draw:name="Kształt6" draw:style-name="gr12" draw:text-style-name="P4" svg:x1="4.868cm" svg:y1="8.511cm" svg:x2="4.868cm" svg:y2="9.331cm"><text:p/></draw:line><draw:line text:anchor-type="paragraph" draw:z-index="21" draw:name="Kształt7" draw:style-name="gr12" draw:text-style-name="P4" svg:x1="4.898cm" svg:y1="10.509cm" svg:x2="4.898cm" svg:y2="10.976cm"><text:p/></draw:line><draw:line text:anchor-type="paragraph" draw:z-index="22" draw:name="Kształt8" draw:style-name="gr12" draw:text-style-name="P4" svg:x1="4.928cm" svg:y1="11.986cm" svg:x2="4.928cm" svg:y2="12.752cm"><text:p/></draw:line><draw:line text:anchor-type="paragraph" draw:z-index="23" draw:name="Kształt9" draw:style-name="gr13" draw:text-style-name="P4" svg:x1="4.957cm" svg:y1="13.573cm" svg:x2="4.957cm" svg:y2="14.427cm"><text:p/></draw:line><draw:line text:anchor-type="paragraph" draw:z-index="24" draw:name="Kształt10" draw:style-name="gr14" draw:text-style-name="P4" svg:x1="6.692cm" svg:y1="4.281cm" svg:x2="7.897cm" svg:y2="4.281cm"><text:p/></draw:line><draw:line text:anchor-type="paragraph" draw:z-index="25" draw:name="Kształt11" draw:style-name="gr14" draw:text-style-name="P4" svg:x1="6.692cm" svg:y1="6.045cm" svg:x2="7.927cm" svg:y2="6.075cm"><text:p/></draw:line><draw:line text:anchor-type="paragraph" draw:z-index="26" draw:name="Kształt12" draw:style-name="gr14" draw:text-style-name="P4" svg:x1="9.278cm" svg:y1="7.955cm" svg:x2="9.837cm" svg:y2="7.955cm"><text:p/></draw:line><draw:line text:anchor-type="paragraph" draw:z-index="27" draw:name="Kształt13" draw:style-name="gr14" draw:text-style-name="P4" svg:x1="6.809cm" svg:y1="9.955cm" svg:x2="7.899cm" svg:y2="9.955cm"><text:p/></draw:line><draw:line text:anchor-type="paragraph" draw:z-index="28" draw:name="Kształt14" draw:style-name="gr14" draw:text-style-name="P4" svg:x1="9.28cm" svg:y1="13.159cm" svg:x2="9.839cm" svg:y2="13.159cm"><text:p/></draw:line><draw:line text:anchor-type="paragraph" draw:z-index="29" draw:name="Kształt15" draw:style-name="gr14" draw:text-style-name="P4" svg:x1="7.632cm" svg:y1="14.924cm" svg:x2="8.72cm" svg:y2="14.924cm"><text:p/></draw:lin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08:45:49.172411530</meta:creation-date>
    <dc:date>2021-04-22T09:25:45.257547234</dc:date>
    <meta:editing-duration>PT8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4" meta:character-count="27" meta:non-whitespace-character-count="24"/>
  </office:meta>
</office:document-meta>
</file>